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c025d"/>
    </style:style>
    <style:style style:name="P3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1c025d"/>
    </style:style>
    <style:style style:name="P4" style:family="paragraph" style:parent-style-name="Preformatted_20_Text">
      <style:paragraph-properties fo:margin-top="0cm" fo:margin-bottom="0.499cm" style:contextual-spacing="false" fo:text-align="center" style:justify-single-word="false"/>
    </style:style>
    <style:style style:name="P5" style:family="paragraph" style:parent-style-name="Preformatted_20_Text">
      <style:paragraph-properties fo:text-align="center" style:justify-single-word="false"/>
      <style:text-properties officeooo:rsid="001c025d" officeooo:paragraph-rsid="001c025d"/>
    </style:style>
    <style:style style:name="P6" style:family="paragraph" style:parent-style-name="Standard">
      <style:paragraph-properties fo:text-align="center" style:justify-single-word="false"/>
      <style:text-properties officeooo:rsid="001c025d" officeooo:paragraph-rsid="001c025d"/>
    </style:style>
    <style:style style:name="P7" style:family="paragraph" style:parent-style-name="Standard">
      <style:paragraph-properties fo:text-align="center" style:justify-single-word="false"/>
      <style:text-properties style:font-name="Liberation Mono" officeooo:rsid="001c025d" officeooo:paragraph-rsid="001c025d"/>
    </style:style>
    <style:style style:name="T1" style:family="text">
      <style:text-properties officeooo:rsid="001c0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tab/><text:tab/><text:tab/><text:span text:style-name="T1">Passport.JS Local Authentication</text:span></text:p>
      <text:p text:style-name="Preformatted_20_Text"/>
      <text:p text:style-name="P1">+----------+--------------+------+-----+---------+-------+</text:p>
      <text:p text:style-name="P1">| Field <text:s text:c="3"/>| Type <text:s text:c="8"/>| Null | Key | Default | Extra |</text:p>
      <text:p text:style-name="P1">+----------+--------------+------+-----+---------+-------+</text:p>
      <text:p text:style-name="P1">| username | varchar(255) | NO <text:s text:c="2"/>| <text:s text:c="4"/>| NULL <text:s text:c="3"/>| <text:s text:c="6"/>|</text:p>
      <text:p text:style-name="P1">| password | varchar(550) | NO <text:s text:c="2"/>| <text:s text:c="4"/>| NULL <text:s text:c="3"/>| <text:s text:c="6"/>|</text:p>
      <text:p text:style-name="P2">| email <text:s text:c="3"/>| varchar(255) | NO <text:s text:c="2"/>| <text:s text:c="4"/>| NULL <text:s text:c="3"/>| <text:s text:c="6"/>|</text:p>
      <text:p text:style-name="P3">+----------+--------------+------+-----+---------+-------+</text:p>
      <text:p text:style-name="P7"/>
      <text:p text:style-name="P7"/>
      <text:p text:style-name="P7">user information</text:p>
      <text:p text:style-name="P7"/>
      <text:p text:style-name="P1">+----------+--------------+------+-----+---------+-------+</text:p>
      <text:p text:style-name="P1">| Field <text:s text:c="3"/>| Type <text:s text:c="8"/>| Null | Key | Default | Extra |</text:p>
      <text:p text:style-name="P1">+----------+--------------+------+-----+---------+-------+</text:p>
      <text:p text:style-name="P1">| username | varchar(255) | NO <text:s text:c="2"/>| <text:s text:c="4"/>| NULL <text:s text:c="3"/>| <text:s text:c="6"/>|</text:p>
      <text:p text:style-name="P1">| email <text:s text:c="3"/>| varchar(255) | NO <text:s text:c="2"/>| PRI | NULL <text:s text:c="3"/>| <text:s text:c="6"/>|</text:p>
      <text:p text:style-name="P2">| uuid <text:s text:c="4"/>| varchar(255) | NO <text:s text:c="2"/>| UNI | NULL <text:s text:c="3"/>| <text:s text:c="6"/>|</text:p>
      <text:p text:style-name="P3">+----------+--------------+------+-----+---------+-------+</text:p>
      <text:p text:style-name="P7"/>
      <text:p text:style-name="P7"/>
      <text:p text:style-name="P7">Tweets</text:p>
      <text:p text:style-name="P6"/>
      <text:p text:style-name="P5">+-------+---------------+------+-----+---------+-------+</text:p>
      <text:p text:style-name="P1">| Field | Type <text:s text:c="9"/>| Null | Key | Default | Extra |</text:p>
      <text:p text:style-name="P1">+-------+---------------+------+-----+---------+-------+</text:p>
      <text:p text:style-name="P1">| uid <text:s text:c="2"/>| varchar(255) <text:s/>| NO <text:s text:c="2"/>| PRI | NULL <text:s text:c="3"/>| <text:s text:c="6"/>|</text:p>
      <text:p text:style-name="P1">| email | varchar(255) <text:s/>| NO <text:s text:c="2"/>| <text:s text:c="4"/>| NULL <text:s text:c="3"/>| <text:s text:c="6"/>|</text:p>
      <text:p text:style-name="P1">| txt <text:s text:c="2"/>| varchar(1000) | YES <text:s/>| <text:s text:c="4"/>| NULL <text:s text:c="3"/>| <text:s text:c="6"/>|</text:p>
      <text:p text:style-name="P1">| img <text:s text:c="2"/>| varchar(255) <text:s/>| YES <text:s/>| <text:s text:c="4"/>| NULL <text:s text:c="3"/>| <text:s text:c="6"/>|</text:p>
      <text:p text:style-name="P1">| post <text:s/>| time <text:s text:c="9"/>| YES <text:s/>| <text:s text:c="4"/>| NULL <text:s text:c="3"/>| <text:s text:c="6"/>|</text:p>
      <text:p text:style-name="P2">| dates | date <text:s text:c="9"/>| YES <text:s/>| <text:s text:c="4"/>| NULL <text:s text:c="3"/>| <text:s text:c="6"/>|</text:p>
      <text:p text:style-name="P3">+-------+---------------+------+-----+---------+-------+</text:p>
      <text:p text:style-name="P6"/>
      <text:p text:style-name="P7">Followers and Following</text:p>
      <text:p text:style-name="P6"><text:s/></text:p>
      <text:p text:style-name="P5">+---------+--------------+------+-----+---------+----------------+</text:p>
      <text:p text:style-name="P1">| Field <text:s text:c="2"/>| Type <text:s text:c="8"/>| Null | Key | Default | Extra <text:s text:c="9"/>|</text:p>
      <text:p text:style-name="P1">+---------+--------------+------+-----+---------+----------------+</text:p>
      <text:p text:style-name="P1">| id <text:s text:c="5"/>| int(11) <text:s text:c="5"/>| NO <text:s text:c="2"/>| PRI | NULL <text:s text:c="3"/>| auto_increment |</text:p>
      <text:p text:style-name="P1">| current | varchar(255) | NO <text:s text:c="2"/>| <text:s text:c="4"/>| NULL <text:s text:c="3"/>| <text:s text:c="15"/>|</text:p>
      <text:p text:style-name="P1">| users <text:s text:c="2"/>| varchar(255) | NO <text:s text:c="2"/>| <text:s text:c="4"/>| NULL <text:s text:c="3"/>| <text:s text:c="15"/>|</text:p>
      <text:p text:style-name="P4">+---------+--------------+------+-----+---------+----------------+</text:p>
      <text:p text:style-name="P6"><text:s/></text:p>
      <text:p text:style-name="P5">+---------+--------------+------+-----+---------+----------------+</text:p>
      <text:p text:style-name="P1">| Field <text:s text:c="2"/>| Type <text:s text:c="8"/>| Null | Key | Default | Extra <text:s text:c="9"/>|</text:p>
      <text:p text:style-name="P1">+---------+--------------+------+-----+---------+----------------+</text:p>
      <text:p text:style-name="P1">| id <text:s text:c="5"/>| int(11) <text:s text:c="5"/>| NO <text:s text:c="2"/>| PRI | NULL <text:s text:c="3"/>| auto_increment |</text:p>
      <text:p text:style-name="P1">| current | varchar(255) | NO <text:s text:c="2"/>| <text:s text:c="4"/>| NULL <text:s text:c="3"/>| <text:s text:c="15"/>|</text:p>
      <text:p text:style-name="P1">| users <text:s text:c="2"/>| varchar(255) | NO <text:s text:c="2"/>| <text:s text:c="4"/>| NULL <text:s text:c="3"/>| <text:s text:c="15"/>|</text:p>
      <text:p text:style-name="P4">+---------+--------------+------+-----+---------+----------------+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30:05.561884789</meta:creation-date>
    <dc:date>2022-08-15T22:35:12.762637385</dc:date>
    <meta:editing-duration>PT5M9S</meta:editing-duration>
    <meta:editing-cycles>1</meta:editing-cycles>
    <meta:document-statistic meta:table-count="0" meta:image-count="0" meta:object-count="0" meta:page-count="1" meta:paragraph-count="44" meta:word-count="384" meta:character-count="2379" meta:non-whitespace-character-count="1720"/>
    <meta:generator>LibreOffice/7.2.5.2.0$Linux_X86_64 LibreOffice_project/20$Build-2</meta:generator>
  </office:meta>
</office:document-meta>
</file>